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500000171BC93044EE6C76647.png" manifest:media-type="image/png"/>
  <manifest:file-entry manifest:full-path="Pictures/1000020100000531000004AA307ACC930C38A20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b429" officeooo:paragraph-rsid="000db4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Mit viel Hilfe von Luca Nicolas Kempkes.</text:p>
      <text:p text:style-name="Standard"><draw:frame draw:style-name="fr1" draw:name="Bild1" text:anchor-type="paragraph" svg:x="0.94cm" svg:y="0.012cm" svg:width="15.372cm" svg:height="9.763cm" draw:z-index="0"><draw:image xlink:href="Pictures/100000000000024500000171BC93044EE6C76647.png" xlink:type="simple" xlink:show="embed" xlink:actuate="onLoad" loext:mime-type="image/png"/></draw:frame></text:p>
      <text:p text:style-name="Standard"><draw:frame draw:style-name="fr1" draw:name="Bild2" text:anchor-type="paragraph" svg:x="0.504cm" svg:y="0.559cm" svg:width="16.879cm" svg:height="15.162cm" draw:z-index="1"><draw:image xlink:href="Pictures/1000020100000531000004AA307ACC930C38A202.png" xlink:type="simple" xlink:show="embed" xlink:actuate="onLoad" loext:mime-type="image/png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0:43:51.007000000</meta:creation-date>
    <dc:date>2020-06-30T10:46:23.777000000</dc:date>
    <meta:editing-duration>PT55S</meta:editing-duration>
    <meta:editing-cycles>2</meta:editing-cycles>
    <meta:generator>LibreOffice/6.1.0.2$Windows_X86_64 LibreOffice_project/b3972dcf1284967612d5ee04fea9d15bcf0cc106</meta:generator>
    <meta:document-statistic meta:table-count="0" meta:image-count="2" meta:object-count="0" meta:page-count="2" meta:paragraph-count="1" meta:word-count="7" meta:character-count="40" meta:non-whitespace-character-count="34"/>
  </office:meta>
</office:document-meta>
</file>